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6cm" fo:min-width="5.78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86cm" fo:min-width="5.81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8cm" fo:min-width="3.538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6.064cm" fo:min-width="1.134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7.183cm" fo:min-width="2.316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9.084cm" fo:min-width="9.99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1.386cm" fo:min-width="8.75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8cm" fo:min-width="8.7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339cm" fo:min-width="3.276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339cm" fo:min-width="4.724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6.356cm" fo:min-width="10.148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1.386cm" fo:min-width="5.812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18cm" svg:stroke-color="#000000" draw:marker-end="msArrowOpenEnd_20_5_20_18" draw:marker-end-width="0.245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18cm" svg:stroke-color="#000000" draw:marker-start="msArrowOpenEnd_20_5_20_18" draw:marker-start-width="0.245cm" draw:marker-start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/>
      <style:text-properties fo:font-size="12pt"/>
    </style:style>
    <style:style style:name="P3" style:family="paragraph">
      <loext:graphic-properties draw:fill="none"/>
      <style:paragraph-properties fo:text-align="start"/>
      <style:text-properties fo:font-size="12pt"/>
    </style:style>
    <style:style style:name="P4" style:family="paragraph">
      <loext:graphic-properties draw:fill="none"/>
      <style:paragraph-properties fo:margin-top="0cm" fo:margin-bottom="0cm" fo:line-height="100%" fo:text-align="center"/>
      <style:text-properties fo:font-size="12pt"/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27">
          <draw:g draw:name="Group 228">
            <draw:custom-shape draw:name="Text Box 2" draw:style-name="gr1" draw:text-style-name="P2" draw:layer="layout" svg:width="6.289cm" svg:height="1.639cm" svg:x="3.946cm" svg:y="8.002cm">
              <text:p text:style-name="P1"><text:span text:style-name="T1">Transpor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" draw:style-name="gr1" draw:text-style-name="P2" draw:layer="layout" svg:width="6.289cm" svg:height="1.639cm" svg:x="3.919cm" svg:y="6.071cm">
              <text:p text:style-name="P1"><text:span text:style-name="T1">Basic_comman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231">
              <draw:custom-shape draw:name="Text Box 232" draw:style-name="gr2" draw:text-style-name="P2" draw:layer="layout" svg:width="6.319cm" svg:height="1.639cm" svg:x="3.891cm" svg:y="2.239cm">
                <text:p text:style-name="P1"><text:span text:style-name="T1">Test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33" draw:style-name="gr3" draw:text-style-name="P2" draw:layer="layout" svg:width="4.045cm" svg:height="1.641cm" svg:x="6.115cm" svg:y="4.118cm">
                <text:p text:style-name="P1"><text:span text:style-name="T1">Util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L-Shape 234" draw:style-name="gr4" draw:text-style-name="P3" draw:layer="layout" svg:width="3.529cm" svg:height="6.317cm" draw:transform="rotate (-1.5707963267949) translate (10.216cm 2.232cm)">
                <text:p/>
                <draw:enhanced-geometry draw:mirror-horizontal="false" draw:mirror-vertical="false" svg:viewBox="0 0 0 0" draw:text-areas="0 ?f11 ?f12 ?f15" draw:type="ooxml-corner" draw:modifiers="56125 46523" draw:enhanced-path="M 0 0 L ?f5 0 ?f5 ?f7 ?f13 ?f7 ?f13 ?f15 0 ?f15 Z N">
                  <draw:equation draw:name="f0" draw:formula="min(logwidth,logheight)"/>
                  <draw:equation draw:name="f1" draw:formula="100000*logheight/?f0 "/>
                  <draw:equation draw:name="f2" draw:formula="100000*logwidth/?f0 "/>
                  <draw:equation draw:name="f3" draw:formula="if(0-$0 ,0,if(?f1 -$0 ,$0 ,?f1 ))"/>
                  <draw:equation draw:name="f4" draw:formula="if(0-$1 ,0,if(?f2 -$1 ,$1 ,?f2 ))"/>
                  <draw:equation draw:name="f5" draw:formula="?f0 *?f4 /100000"/>
                  <draw:equation draw:name="f6" draw:formula="?f0 *?f3 /100000"/>
                  <draw:equation draw:name="f7" draw:formula="logheight+0-?f6 "/>
                  <draw:equation draw:name="f8" draw:formula="?f5 *1/2"/>
                  <draw:equation draw:name="f9" draw:formula="(?f7 +logheight)/2"/>
                  <draw:equation draw:name="f10" draw:formula="logwidth+0-logheight"/>
                  <draw:equation draw:name="f11" draw:formula="if(?f10 ,?f7 ,0)"/>
                  <draw:equation draw:name="f12" draw:formula="if(?f10 ,logwidth,?f5 )"/>
                  <draw:equation draw:name="f13" draw:formula="logwidth"/>
                  <draw:equation draw:name="f14" draw:formula="logwidth/2"/>
                  <draw:equation draw:name="f15" draw:formula="logheight"/>
                  <draw:equation draw:name="f16" draw:formula="logheight/2"/>
                  <draw:handle draw:handle-position="0 ?f7" draw:handle-range-y-maximum="?f1" draw:handle-range-y-minimum="0"/>
                  <draw:handle draw:handle-position="?f5 0" draw:handle-range-x-maximum="?f2" draw:handle-range-x-minimum="0"/>
                </draw:enhanced-geometry>
              </draw:custom-shape>
            </draw:g>
            <draw:custom-shape draw:name="Text Box 2" draw:style-name="gr5" draw:text-style-name="P2" draw:layer="layout" svg:width="2.823cm" svg:height="7.436cm" svg:x="0.903cm" svg:y="2.206cm">
              <text:p text:style-name="P1"><text:span text:style-name="T1">Init and test loadin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ounded Rectangle 236" draw:style-name="gr6" draw:text-style-name="P3" draw:layer="layout" svg:width="11.032cm" svg:height="9.87cm" svg:x="0.056cm" svg:y="0.433cm">
              <text:p/>
              <draw:enhanced-geometry draw:mirror-horizontal="false" draw:mirror-vertical="false" svg:viewBox="0 0 0 0" draw:text-areas="?f5 ?f5 ?f6 ?f7" draw:type="ooxml-roundRect" draw:modifiers="922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2" draw:style-name="gr7" draw:text-style-name="P4" draw:layer="layout" svg:width="9.258cm" svg:height="1.639cm" svg:x="0.903cm" svg:y="0.46cm">
              <text:p text:style-name="P1"><text:span text:style-name="T1">Embedded Device Test Too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8">
            <draw:g draw:name="Group 239">
              <draw:custom-shape draw:name="Text Box 2" draw:style-name="gr8" draw:text-style-name="P2" draw:layer="layout" svg:width="9.305cm" svg:height="1.641cm" svg:x="13.843cm" svg:y="5.407cm">
                <text:p text:style-name="P1"><text:span text:style-name="T1">Zephyr Test AP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9" draw:text-style-name="P2" draw:layer="layout" svg:width="3.783cm" svg:height="2.592cm" svg:x="13.843cm" svg:y="7.42cm">
                <text:p text:style-name="P1"><text:span text:style-name="T1">EDTT transport drive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10" draw:text-style-name="P2" draw:layer="layout" svg:width="5.231cm" svg:height="2.592cm" svg:x="17.918cm" svg:y="7.42cm">
                <text:p text:style-name="P1"><text:span text:style-name="T1">Zephyr kernel and other driver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ounded Rectangle 243" draw:style-name="gr11" draw:text-style-name="P3" draw:layer="layout" svg:width="11.032cm" svg:height="6.986cm" svg:x="12.968cm" svg:y="3.714cm">
              <text:p/>
              <draw:enhanced-geometry draw:mirror-horizontal="false" draw:mirror-vertical="false" svg:viewBox="0 0 0 0" draw:text-areas="?f5 ?f5 ?f6 ?f7" draw:type="ooxml-roundRect" draw:modifiers="922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2" draw:style-name="gr12" draw:text-style-name="P4" draw:layer="layout" svg:width="6.319cm" svg:height="1.639cm" svg:x="15.325cm" svg:y="3.767cm">
              <text:p text:style-name="P1"><text:span text:style-name="T1">Zephyr DUT #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5">
            <draw:line draw:name="Straight Connector 246" draw:style-name="gr13" draw:text-style-name="P3" draw:layer="layout" svg:x1="10.217cm" svg:y1="8.691cm" svg:x2="13.823cm" svg:y2="8.693cm">
              <text:p/>
            </draw:line>
            <draw:line draw:name="Straight Connector 247" draw:style-name="gr14" draw:text-style-name="P3" draw:layer="layout" svg:x1="10.217cm" svg:y1="8.928cm" svg:x2="13.823cm" svg:y2="8.9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18" draw:display-name="msArrowOpenEnd 5 18" svg:viewBox="0 0 350 350" svg:d="M175 0l175 330-20 20-143-280v280h-25v-280l-143 280-19-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07T13:39:39.526000000</meta:creation-date>
    <dc:date>2022-12-07T13:40:43.807000000</dc:date>
    <meta:editing-duration>PT1M4S</meta:editing-duration>
    <meta:editing-cycles>1</meta:editing-cycles>
    <meta:document-statistic meta:object-count="21"/>
    <meta:generator>LibreOffice/6.2.5.2$Windows_X86_64 LibreOffice_project/1ec314fa52f458adc18c4f025c545a4e8b22c159</meta:generator>
  </office:meta>
</office:document-meta>
</file>